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9000002BFD03FE90F6603DCB9.png" manifest:media-type="image/png"/>
  <manifest:file-entry manifest:full-path="Pictures/100000010000078E0000059B82515F2095BF15B8.png" manifest:media-type="image/png"/>
  <manifest:file-entry manifest:full-path="Pictures/100000010000078E0000059B8E391367B2E4CDAE.png" manifest:media-type="image/png"/>
  <manifest:file-entry manifest:full-path="Pictures/100000010000078E0000059BE7359260B3A58B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173" officeooo:paragraph-rsid="000c2173"/>
    </style:style>
    <style:style style:name="P2" style:family="paragraph" style:parent-style-name="Standard">
      <style:paragraph-properties fo:text-align="start" style:justify-single-word="false"/>
      <style:text-properties officeooo:rsid="000c2173" officeooo:paragraph-rsid="000c2173"/>
    </style:style>
    <style:style style:name="P3" style:family="paragraph" style:parent-style-name="Standard">
      <style:paragraph-properties fo:text-align="start" style:justify-single-word="false"/>
      <style:text-properties officeooo:rsid="000ca57b" officeooo:paragraph-rsid="000ca57b"/>
    </style:style>
    <style:style style:name="P4" style:family="paragraph" style:parent-style-name="Standard">
      <style:paragraph-properties fo:text-align="start" style:justify-single-word="false"/>
      <style:text-properties officeooo:rsid="000cc9ad" officeooo:paragraph-rsid="000cc9ad"/>
    </style:style>
    <style:style style:name="P5" style:family="paragraph" style:parent-style-name="Standard">
      <style:paragraph-properties fo:text-align="center" style:justify-single-word="false"/>
      <style:text-properties officeooo:rsid="000cc9ad" officeooo:paragraph-rsid="000cc9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-Assignment -7</text:p>
      <text:p text:style-name="P5">Amaan Jamadar ; Mis:112103008</text:p>
      <text:p text:style-name="P2"/>
      <text:p text:style-name="P2">The code:</text:p>
      <text:p text:style-name="P2"><draw:frame draw:style-name="fr2" draw:name="Image2" text:anchor-type="char" svg:x="0.773cm" svg:y="0.33cm" svg:width="15.558cm" svg:height="10.534cm" draw:z-index="0"><draw:image xlink:href="Pictures/100000010000078E0000059BE7359260B3A58B44.png" xlink:type="simple" xlink:show="embed" xlink:actuate="onLoad" draw:mime-type="image/png"/></draw:frame></text:p>
      <text:p text:style-name="P2"><draw:frame draw:style-name="fr2" draw:name="Image3" text:anchor-type="char" svg:x="0.695cm" svg:y="0.127cm" svg:width="15.727cm" svg:height="11.668cm" draw:z-index="1"><draw:image xlink:href="Pictures/100000010000078E0000059B8E391367B2E4CDAE.png" xlink:type="simple" xlink:show="embed" xlink:actuate="onLoad" draw:mime-type="image/png"/></draw:frame></text:p>
      <text:p text:style-name="P2"><draw:frame draw:style-name="fr2" draw:name="Image4" text:anchor-type="char" svg:x="0.797cm" svg:y="0.441cm" svg:width="15.635cm" svg:height="11.601cm" draw:z-index="2"><draw:image xlink:href="Pictures/100000010000078E0000059B82515F2095BF15B8.png" xlink:type="simple" xlink:show="embed" xlink:actuate="onLoad" draw:mime-type="image/png"/></draw:frame><text:soft-page-break/></text:p>
      <text:p text:style-name="P2"/>
      <text:p text:style-name="P2"/>
      <text:p text:style-name="P4">Output:</text:p>
      <text:p text:style-name="P3"/>
      <text:p text:style-name="P3"><draw:frame draw:style-name="fr1" draw:name="Image1" text:anchor-type="char" svg:width="17cm" svg:height="7.983cm" draw:z-index="3"><draw:image xlink:href="Pictures/10000001000005D9000002BFD03FE90F6603DCB9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9:42:58.000690736</meta:creation-date>
    <dc:date>2023-01-05T20:15:00.712662389</dc:date>
    <meta:editing-duration>PT1M42S</meta:editing-duration>
    <meta:editing-cycles>1</meta:editing-cycles>
    <meta:document-statistic meta:table-count="0" meta:image-count="4" meta:object-count="0" meta:page-count="2" meta:paragraph-count="4" meta:word-count="9" meta:character-count="62" meta:non-whitespace-character-count="57"/>
    <meta:generator>LibreOffice/7.3.7.2$Linux_X86_64 LibreOffice_project/30$Build-2</meta:generator>
  </office:meta>
</office:document-meta>
</file>